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time ms</text:p>
          </table:table-cell>
          <table:table-cell table:style-name="ce1" office:value-type="string" calcext:value-type="string">
            <text:p>slowness</text:p>
          </table:table-cell>
          <table:table-cell table:style-name="ce1" office:value-type="string" calcext:value-type="string">
            <text:p>time with no cache <text:s/>ms</text:p>
          </table:table-cell>
          <table:table-cell table:style-name="ce1" office:value-type="string" calcext:value-type="string">
            <text:p>slowness no cach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at $file &gt;/dev/null</text:p>
          </table:table-cell>
          <table:table-cell office:value-type="float" office:value="43" calcext:value-type="float">
            <text:p>43</text:p>
          </table:table-cell>
          <table:table-cell table:formula="of:=[.B2]/[.$B$2]"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table:formula="of:=[.D2]/[.$D$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c -l $file</text:p>
          </table:table-cell>
          <table:table-cell office:value-type="float" office:value="74" calcext:value-type="float">
            <text:p>74</text:p>
          </table:table-cell>
          <table:table-cell table:formula="of:=[.B3]/[.$B$2]" office:value-type="float" office:value="1.72093023255814" calcext:value-type="float">
            <text:p>1.72093023255814</text:p>
          </table:table-cell>
          <table:table-cell office:value-type="float" office:value="324" calcext:value-type="float">
            <text:p>324</text:p>
          </table:table-cell>
          <table:table-cell table:formula="of:=[.D3]/[.$D$2]" office:value-type="float" office:value="1.04180064308682" calcext:value-type="float">
            <text:p>1.041800643086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sv count</text:p>
          </table:table-cell>
          <table:table-cell office:value-type="float" office:value="283" calcext:value-type="float">
            <text:p>283</text:p>
          </table:table-cell>
          <table:table-cell table:formula="of:=[.B4]/[.$B$2]" office:value-type="float" office:value="6.58139534883721" calcext:value-type="float">
            <text:p>6.58139534883721</text:p>
          </table:table-cell>
          <table:table-cell office:value-type="float" office:value="439" calcext:value-type="float">
            <text:p>439</text:p>
          </table:table-cell>
          <table:table-cell table:formula="of:=[.D4]/[.$D$2]" office:value-type="float" office:value="1.41157556270096" calcext:value-type="float">
            <text:p>1.41157556270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.table::fread()</text:p>
          </table:table-cell>
          <table:table-cell office:value-type="float" office:value="2090" calcext:value-type="float">
            <text:p>2090</text:p>
          </table:table-cell>
          <table:table-cell table:formula="of:=[.B5]/[.$B$2]" office:value-type="float" office:value="48.6046511627907" calcext:value-type="float">
            <text:p>48.6046511627907</text:p>
          </table:table-cell>
          <table:table-cell office:value-type="float" office:value="2357" calcext:value-type="float">
            <text:p>2357</text:p>
          </table:table-cell>
          <table:table-cell table:formula="of:=[.D5]/[.$D$2]" office:value-type="float" office:value="7.57877813504823" calcext:value-type="float">
            <text:p>7.578778135048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sv stats</text:p>
          </table:table-cell>
          <table:table-cell office:value-type="float" office:value="2470" calcext:value-type="float">
            <text:p>2470</text:p>
          </table:table-cell>
          <table:table-cell table:formula="of:=[.B6]/[.$B$2]" office:value-type="float" office:value="57.4418604651163" calcext:value-type="float">
            <text:p>57.4418604651163</text:p>
          </table:table-cell>
          <table:table-cell office:value-type="float" office:value="2535" calcext:value-type="float">
            <text:p>2535</text:p>
          </table:table-cell>
          <table:table-cell table:formula="of:=[.D6]/[.$D$2]" office:value-type="float" office:value="8.15112540192926" calcext:value-type="float">
            <text:p>8.151125401929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r::read_csv</text:p>
          </table:table-cell>
          <table:table-cell office:value-type="float" office:value="4136" calcext:value-type="float">
            <text:p>4136</text:p>
          </table:table-cell>
          <table:table-cell table:formula="of:=[.B7]/[.$B$2]" office:value-type="float" office:value="96.1860465116279" calcext:value-type="float">
            <text:p>96.1860465116279</text:p>
          </table:table-cell>
          <table:table-cell office:value-type="float" office:value="4168" calcext:value-type="float">
            <text:p>4168</text:p>
          </table:table-cell>
          <table:table-cell table:formula="of:=[.D7]/[.$D$2]" office:value-type="float" office:value="13.4019292604502" calcext:value-type="float">
            <text:p>13.40192926045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Lines</text:p>
          </table:table-cell>
          <table:table-cell office:value-type="float" office:value="5585" calcext:value-type="float">
            <text:p>5585</text:p>
          </table:table-cell>
          <table:table-cell table:formula="of:=[.B8]/[.$B$2]" office:value-type="float" office:value="129.883720930233" calcext:value-type="float">
            <text:p>129.883720930233</text:p>
          </table:table-cell>
          <table:table-cell office:value-type="float" office:value="5536" calcext:value-type="float">
            <text:p>5536</text:p>
          </table:table-cell>
          <table:table-cell table:formula="of:=[.D8]/[.$D$2]" office:value-type="float" office:value="17.8006430868167" calcext:value-type="float">
            <text:p>17.8006430868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s::read.csv()</text:p>
          </table:table-cell>
          <table:table-cell office:value-type="float" office:value="12867" calcext:value-type="float">
            <text:p>12867</text:p>
          </table:table-cell>
          <table:table-cell table:formula="of:=[.B9]/[.$B$2]" office:value-type="float" office:value="299.232558139535" calcext:value-type="float">
            <text:p>299.232558139535</text:p>
          </table:table-cell>
          <table:table-cell office:value-type="float" office:value="11500" calcext:value-type="float">
            <text:p>11500</text:p>
          </table:table-cell>
          <table:table-cell table:formula="of:=[.D9]/[.$D$2]" office:value-type="float" office:value="36.9774919614148" calcext:value-type="float">
            <text:p>36.97749196141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B10]/[.$B$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B11]/[.$B$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ia</text:p>
          </table:table-cell>
          <table:table-cell/>
          <table:table-cell table:formula="of:=[.B12]/[.$B$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 all in memory using read()</text:p>
          </table:table-cell>
          <table:table-cell office:value-type="float" office:value="50" calcext:value-type="float">
            <text:p>50</text:p>
          </table:table-cell>
          <table:table-cell table:formula="of:=[.B13]/[.$B$2]" office:value-type="float" office:value="1.16279069767442" calcext:value-type="float">
            <text:p>1.16279069767442</text:p>
          </table:table-cell>
          <table:table-cell office:value-type="float" office:value="300" calcext:value-type="float">
            <text:p>300</text:p>
          </table:table-cell>
          <table:table-cell table:formula="of:=[.D13]/[.$D$2]" office:value-type="float" office:value="0.964630225080386" calcext:value-type="float">
            <text:p>0.964630225080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_bytes_in_memory</text:p>
          </table:table-cell>
          <table:table-cell office:value-type="float" office:value="40" calcext:value-type="float">
            <text:p>40</text:p>
          </table:table-cell>
          <table:table-cell table:formula="of:=[.B14]/[.$B$2]" office:value-type="float" office:value="0.930232558139535" calcext:value-type="float">
            <text:p>0.930232558139535</text:p>
          </table:table-cell>
          <table:table-cell office:value-type="float" office:value="315" calcext:value-type="float">
            <text:p>315</text:p>
          </table:table-cell>
          <table:table-cell table:formula="of:=[.D14]/[.$D$2]" office:value-type="float" office:value="1.01286173633441" calcext:value-type="float">
            <text:p>1.01286173633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_by_buffer</text:p>
          </table:table-cell>
          <table:table-cell office:value-type="float" office:value="20" calcext:value-type="float">
            <text:p>20</text:p>
          </table:table-cell>
          <table:table-cell table:formula="of:=[.B15]/[.$B$2]" office:value-type="float" office:value="0.465116279069767" calcext:value-type="float">
            <text:p>0.465116279069767</text:p>
          </table:table-cell>
          <table:table-cell office:value-type="float" office:value="300" calcext:value-type="float">
            <text:p>300</text:p>
          </table:table-cell>
          <table:table-cell table:formula="of:=[.D15]/[.$D$2]" office:value-type="float" office:value="0.964630225080386" calcext:value-type="float">
            <text:p>0.964630225080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_lines_mmap_threaded</text:p>
          </table:table-cell>
          <table:table-cell office:value-type="float" office:value="10" calcext:value-type="float">
            <text:p>10</text:p>
          </table:table-cell>
          <table:table-cell table:formula="of:=[.B16]/[.$B$2]" office:value-type="float" office:value="0.232558139534884" calcext:value-type="float">
            <text:p>0.232558139534884</text:p>
          </table:table-cell>
          <table:table-cell office:value-type="float" office:value="57" calcext:value-type="float">
            <text:p>57</text:p>
          </table:table-cell>
          <table:table-cell table:formula="of:=[.D16]/[.$D$2]" office:value-type="float" office:value="0.183279742765273" calcext:value-type="float">
            <text:p>0.1832797427652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_lines_async</text:p>
          </table:table-cell>
          <table:table-cell office:value-type="float" office:value="45" calcext:value-type="float">
            <text:p>45</text:p>
          </table:table-cell>
          <table:table-cell table:formula="of:=[.B17]/[.$B$2]" office:value-type="float" office:value="1.04651162790698" calcext:value-type="float">
            <text:p>1.04651162790698</text:p>
          </table:table-cell>
          <table:table-cell office:value-type="float" office:value="306" calcext:value-type="float">
            <text:p>306</text:p>
          </table:table-cell>
          <table:table-cell table:formula="of:=[.D17]/[.$D$2]" office:value-type="float" office:value="0.983922829581994" calcext:value-type="float">
            <text:p>0.98392282958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_lines_async2</text:p>
          </table:table-cell>
          <table:table-cell office:value-type="float" office:value="36" calcext:value-type="float">
            <text:p>36</text:p>
          </table:table-cell>
          <table:table-cell table:formula="of:=[.B18]/[.$B$2]" office:value-type="float" office:value="0.837209302325581" calcext:value-type="float">
            <text:p>0.837209302325581</text:p>
          </table:table-cell>
          <table:table-cell/>
          <table:table-cell table:formula="of:=[.D18]/[.$D$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_lines_mmap</text:p>
          </table:table-cell>
          <table:table-cell office:value-type="float" office:value="86" calcext:value-type="float">
            <text:p>86</text:p>
          </table:table-cell>
          <table:table-cell table:formula="of:=[.B19]/[.$B$2]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formula="of:=[.D19]/[.$D$2]" office:value-type="float" office:value="0.372990353697749" calcext:value-type="float">
            <text:p>0.3729903536977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_lines_readbytes</text:p>
          </table:table-cell>
          <table:table-cell office:value-type="float" office:value="125" calcext:value-type="float">
            <text:p>125</text:p>
          </table:table-cell>
          <table:table-cell table:formula="of:=[.B20]/[.$B$2]" office:value-type="float" office:value="2.90697674418605" calcext:value-type="float">
            <text:p>2.90697674418605</text:p>
          </table:table-cell>
          <table:table-cell office:value-type="float" office:value="400" calcext:value-type="float">
            <text:p>400</text:p>
          </table:table-cell>
          <table:table-cell table:formula="of:=[.D20]/[.$D$2]" office:value-type="float" office:value="1.28617363344051" calcext:value-type="float">
            <text:p>1.28617363344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SV.File</text:p>
          </table:table-cell>
          <table:table-cell office:value-type="float" office:value="4445" calcext:value-type="float">
            <text:p>4445</text:p>
          </table:table-cell>
          <table:table-cell table:formula="of:=[.B21]/[.$B$2]" office:value-type="float" office:value="103.372093023256" calcext:value-type="float">
            <text:p>103.372093023256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 style:data-style-name="N2" text:time-value="14:31:10.037104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5:15:28.628074648</meta:creation-date>
    <dc:date>2018-12-31T17:06:46.322815692</dc:date>
    <meta:editing-duration>PT5H4M47S</meta:editing-duration>
    <meta:editing-cycles>8</meta:editing-cycles>
    <meta:generator>LibreOffice/6.0.4.2$Linux_X86_64 LibreOffice_project/9b0d9b32d5dcda91d2f1a96dc04c645c450872bf</meta:generator>
    <meta:document-statistic meta:table-count="1" meta:cell-count="91" meta:object-count="0"/>
  </office:meta>
</office:document-meta>
</file>